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1:</text:p>
      <text:p text:style-name="Standard"/>
      <text:p text:style-name="Standard">Meeting 1 Notes</text:p>
      <text:p text:style-name="Standard"/>
      <text:p text:style-name="Standard">Attendents:</text:p>
      <text:p text:style-name="Standard">Zeeshan</text:p>
      <text:p text:style-name="Standard">Rasoul</text:p>
      <text:p text:style-name="Standard"/>
      <text:p text:style-name="Standard">Project Idea:</text:p>
      <text:p text:style-name="Standard"/>
      <text:p text:style-name="Standard">A CRUD application which allows the user to create, read, edit and delete notes. The user will also be able to signup and login. Each user will only be able to view his or her own posts. </text:p>
      <text:p text:style-name="Standard"/>
      <text:p text:style-name="Standard">Technology overview:</text:p>
      <text:p text:style-name="Standard"/>
      <text:p text:style-name="Standard">We will be using the following tech stack:</text:p>
      <text:p text:style-name="Standard"/>
      <text:list xml:id="list3405277157070429585" text:style-name="L3">
        <text:list-item>
          <text:p text:style-name="P1">Node</text:p>
        </text:list-item>
        <text:list-item>
          <text:p text:style-name="P1">Express</text:p>
        </text:list-item>
        <text:list-item>
          <text:p text:style-name="P1">Mongo DB</text:p>
        </text:list-item>
        <text:list-item>
          <text:p text:style-name="P1">EJS/Pug</text:p>
        </text:list-item>
        <text:list-item>
          <text:p text:style-name="P1">CSS</text:p>
        </text:list-item>
        <text:list-item>
          <text:p text:style-name="P1">Bootstrap</text:p>
        </text:list-item>
        <text:list-item>
          <text:p text:style-name="P1">HTML</text:p>
        </text:list-item>
        <text:list-item>
          <text:p text:style-name="P1">AWS free tier as cloud server</text:p>
        </text:list-item>
      </text:list>
      <text:p text:style-name="Standard"/>
      <text:p text:style-name="Standard">Application Components:</text:p>
      <text:p text:style-name="Standard"/>
      <text:list xml:id="list6818264018294394378" text:style-name="L4">
        <text:list-item>
          <text:p text:style-name="P2">Database</text:p>
        </text:list-item>
        <text:list-item>
          <text:p text:style-name="P2">The Server</text:p>
        </text:list-item>
        <text:list-item>
          <text:p text:style-name="P2">The logic (Middleware)</text:p>
        </text:list-item>
        <text:list-item>
          <text:p text:style-name="P2">The routes (Rest API)</text:p>
        </text:list-item>
        <text:list-item>
          <text:p text:style-name="P2">Authentication</text:p>
        </text:list-item>
        <text:list-item>
          <text:p text:style-name="P2">Cookies</text:p>
        </text:list-item>
        <text:list-item>
          <text:p text:style-name="P2">Views (HTML)</text:p>
        </text:list-item>
        <text:list-item>
          <text:p text:style-name="P2">Styling</text:p>
        </text:list-item>
        <text:list-item>
          <text:p text:style-name="P2">Deployment (AWS)</text:p>
        </text:list-item>
      </text:list>
      <text:p text:style-name="Standard"/>
      <text:p text:style-name="Standard">Application Programming Stage:</text:p>
      <text:p text:style-name="Standard"/>
      <text:list xml:id="list6943062968201945527" text:style-name="L5">
        <text:list-item>
          <text:p text:style-name="P3">Designing and developing the database</text:p>
        </text:list-item>
        <text:list-item>
          <text:p text:style-name="P3">Programming the backend</text:p>
        </text:list-item>
        <text:list-item>
          <text:p text:style-name="P3">Implement Authentication</text:p>
        </text:list-item>
        <text:list-item>
          <text:p text:style-name="P3">Develop front-end</text:p>
        </text:list-item>
        <text:list-item>
          <text:p text:style-name="P3">deploying the application </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14S</meta:editing-duration>
    <meta:editing-cycles>7</meta:editing-cycles>
    <meta:generator>OpenOffice.org/3.4.1$Win32 OpenOffice.org_project/341m1$Build-9593</meta:generator>
    <dc:date>2018-06-14T19:52:30.78</dc:date>
    <meta:document-statistic meta:table-count="0" meta:image-count="0" meta:object-count="0" meta:page-count="1" meta:paragraph-count="33" meta:word-count="130" meta:character-count="723"/>
    <meta:user-defined meta:name="Info 1"/>
    <meta:user-defined meta:name="Info 2"/>
    <meta:user-defined meta:name="Info 3"/>
    <meta:user-defined meta:name="Info 4"/>
  </office:meta>
</office:document-meta>
</file>